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style:line-height-at-least="0.198in"/>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officeooo:rsid="0013c55c" officeooo:paragraph-rsid="0013c55c" fo:background-color="#ffffff"/>
    </style:style>
    <style:style style:name="P3" style:family="paragraph" style:parent-style-name="Standard">
      <style:paragraph-properties style:line-height-at-least="0.198in"/>
      <style:text-properties fo:color="#3b3b3b" loext:opacity="100%" style:font-name="Droid Sans Mono" fo:font-size="10.5pt" fo:font-weight="normal" officeooo:rsid="0013d77b" officeooo:paragraph-rsid="0013d77b" fo:background-color="#ffffff"/>
    </style:style>
    <style:style style:name="P4" style:family="paragraph" style:parent-style-name="Standard">
      <style:paragraph-properties style:line-height-at-least="0.198in"/>
      <style:text-properties fo:color="#3b3b3b" loext:opacity="100%" style:font-name="Droid Sans Mono" fo:font-size="10.5pt" fo:font-weight="normal" officeooo:rsid="00174074" officeooo:paragraph-rsid="00174074" fo:background-color="#ffffff"/>
    </style:style>
    <style:style style:name="P5" style:family="paragraph" style:parent-style-name="Standard">
      <style:paragraph-properties style:line-height-at-least="0.198in"/>
      <style:text-properties fo:color="#800000" loext:opacity="100%" style:font-name="Droid Sans Mono" fo:font-size="10.5pt" fo:font-weight="bold" fo:background-color="#ffffff"/>
    </style:style>
    <style:style style:name="P6" style:family="paragraph" style:parent-style-name="Standard">
      <style:paragraph-properties style:line-height-at-least="0.198in"/>
    </style:style>
    <style:style style:name="P7" style:family="paragraph" style:parent-style-name="Standard">
      <style:paragraph-properties style:line-height-at-least="0.198in"/>
      <style:text-properties officeooo:paragraph-rsid="0013d77b"/>
    </style:style>
    <style:style style:name="P8" style:family="paragraph" style:parent-style-name="Standard">
      <style:paragraph-properties fo:margin-top="0in" fo:margin-bottom="0.1965in" style:contextual-spacing="false" style:line-height-at-least="0.198in"/>
      <style:text-properties officeooo:paragraph-rsid="0017abe1"/>
    </style:style>
    <style:style style:name="P9" style:family="paragraph" style:parent-style-name="Standard">
      <style:paragraph-properties style:line-height-at-least="0.198in"/>
      <style:text-properties officeooo:rsid="00117503" officeooo:paragraph-rsid="0012e0af"/>
    </style:style>
    <style:style style:name="P10" style:family="paragraph" style:parent-style-name="Standard">
      <style:paragraph-properties style:line-height-at-least="0.198in"/>
      <style:text-properties officeooo:rsid="00117503" officeooo:paragraph-rsid="0013d77b"/>
    </style:style>
    <style:style style:name="P11" style:family="paragraph" style:parent-style-name="Standard">
      <style:paragraph-properties style:line-height-at-least="0.198in"/>
      <style:text-properties officeooo:rsid="0012e0af" officeooo:paragraph-rsid="0012e0af"/>
    </style:style>
    <style:style style:name="P12" style:family="paragraph" style:parent-style-name="Standard">
      <style:paragraph-properties style:line-height-at-least="0.198in"/>
      <style:text-properties officeooo:rsid="0013d77b" officeooo:paragraph-rsid="0013d77b"/>
    </style:style>
    <style:style style:name="P13" style:family="paragraph" style:parent-style-name="Standard">
      <style:paragraph-properties fo:margin-top="0in" fo:margin-bottom="0.1965in" style:contextual-spacing="false" style:line-height-at-least="0.198in"/>
      <style:text-properties officeooo:rsid="0015c1cb" officeooo:paragraph-rsid="0015c1cb"/>
    </style:style>
    <style:style style:name="P14" style:family="paragraph" style:parent-style-name="Standard">
      <style:paragraph-properties style:line-height-at-least="0.198in"/>
      <style:text-properties officeooo:rsid="0015c1cb" officeooo:paragraph-rsid="0015c1cb"/>
    </style:style>
    <style:style style:name="P15" style:family="paragraph" style:parent-style-name="Standard">
      <style:paragraph-properties fo:margin-top="0in" fo:margin-bottom="0.1965in" style:contextual-spacing="false" style:line-height-at-least="0.198in"/>
      <style:text-properties officeooo:rsid="0015c1cb" officeooo:paragraph-rsid="00174074"/>
    </style:style>
    <style:style style:name="P16" style:family="paragraph" style:parent-style-name="Standard">
      <style:paragraph-properties style:line-height-at-least="0.198in"/>
      <style:text-properties officeooo:rsid="00166b6f" officeooo:paragraph-rsid="00166b6f"/>
    </style:style>
    <style:style style:name="P17" style:family="paragraph" style:parent-style-name="Standard">
      <style:paragraph-properties fo:margin-top="0in" fo:margin-bottom="0.1965in" style:contextual-spacing="false" style:line-height-at-least="0.198in"/>
      <style:text-properties officeooo:rsid="00181f1b" officeooo:paragraph-rsid="00181f1b"/>
    </style:style>
    <style:style style:name="P18" style:family="paragraph" style:parent-style-name="Standard">
      <style:paragraph-properties style:line-height-at-least="0.198in"/>
      <style:text-properties officeooo:rsid="001ab8eb" officeooo:paragraph-rsid="001ab8eb"/>
    </style:style>
    <style:style style:name="T1" style:family="text">
      <style:text-properties fo:color="#3b3b3b" loext:opacity="100%" style:font-name="Droid Sans Mono" fo:font-size="10.5pt" fo:font-weight="normal" officeooo:rsid="0013d77b" fo:background-color="#ffffff" loext:char-shading-value="0"/>
    </style:style>
    <style:style style:name="T2" style:family="text">
      <style:text-properties fo:color="#a31515" loext:opacity="100%"/>
    </style:style>
    <style:style style:name="T3" style:family="text">
      <style:text-properties fo:color="#0451a5" loext:opacity="100%"/>
    </style:style>
    <style:style style:name="T4" style:family="text">
      <style:text-properties officeooo:rsid="0013c55c"/>
    </style:style>
    <style:style style:name="T5" style:family="text">
      <style:text-properties officeooo:rsid="0013d77b"/>
    </style:style>
    <style:style style:name="T6" style:family="text">
      <style:text-properties officeooo:rsid="0015c1cb"/>
    </style:style>
    <style:style style:name="T7" style:family="text">
      <style:text-properties officeooo:rsid="00166b6f"/>
    </style:style>
    <style:style style:name="T8" style:family="text">
      <style:text-properties officeooo:rsid="00174074"/>
    </style:style>
    <style:style style:name="T9" style:family="text">
      <style:text-properties officeooo:rsid="0017abe1"/>
    </style:style>
    <style:style style:name="T10" style:family="text">
      <style:text-properties officeooo:rsid="00181f1b"/>
    </style:style>
    <style:style style:name="T11" style:family="text">
      <style:text-properties officeooo:rsid="001908c0"/>
    </style:style>
    <style:style style:name="T12" style:family="text">
      <style:text-properties officeooo:rsid="001a04ee"/>
    </style:style>
    <style:style style:name="T13" style:family="text">
      <style:text-properties officeooo:rsid="001ab8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ES 2024 Abstract</text:p>
      <text:p text:style-name="P6"/>
      <text:p text:style-name="P1">Open source platform to measure physiological signals in a classroom setting</text:p>
      <text:p text:style-name="P6"/>
      <text:p text:style-name="P1">Urs Utzinger 1,2</text:p>
      <text:p text:style-name="P1">Carmella Ocaya 1</text:p>
      <text:p text:style-name="P1">Muad Alsayar 2</text:p>
      <text:p text:style-name="P1">Alec Newman 3</text:p>
      <text:p text:style-name="P1">Daniel Campana 2</text:p>
      <text:p text:style-name="P1">Michael Morrett 3</text:p>
      <text:p text:style-name="P6"/>
      <text:p text:style-name="P1">1 Department of Biomedical Engineering, </text:p>
      <text:p text:style-name="P1">2 Department of Electrical and Computer Engineering,</text:p>
      <text:p text:style-name="P1">3 Department of Aerospace and Mechanical Engineering</text:p>
      <text:p text:style-name="P1">4 Department of Biosystems Engineering</text:p>
      <text:p text:style-name="P6"/>
      <text:p text:style-name="P1">The University of Arizona</text:p>
      <text:p text:style-name="P6"/>
      <text:p text:style-name="P5">## Introduction</text:p>
      <text:p text:style-name="P6"/>
      <text:p text:style-name="P1">To complete their education, biomedical engineering undergraduate students must measure and interpret data from living systems[<text:span text:style-name="T2">1</text:span>]. One approach to achieve this learning goal, is to record data from normal volunteers in a classroom setting. Inexpensive equipment is needed that can safely record common physiological signals. While there are commercial systems available [<text:span text:style-name="T2">2</text:span>] [<text:span text:style-name="T2">3</text:span>], there is no approach that uses an open hardware design and gives the option to expand functionality at later time. For a wide adoption, such equipment should be cost-effective. We present an example solution that can be produced in most academic settings using commonly available electronic and additive manufacturing techniques. An advantage of such a solution is that its data recording and computing components support programming courses and the measurement modules can also serve academic research projects.</text:p>
      <text:p text:style-name="P6"/>
      <text:p text:style-name="P5">## Material and Methods</text:p>
      <text:p text:style-name="P6"/>
      <text:p text:style-name="P1">The design requirements of our system are that it</text:p>
      <text:p text:style-name="P1"><text:span text:style-name="T3">-</text:span> measures several common physiological signals</text:p>
      <text:p text:style-name="P1"><text:span text:style-name="T3">-</text:span> can be easily reproduced at an educational institution</text:p>
      <text:p text:style-name="P1"><text:span text:style-name="T3">-</text:span> records, displays and stores measurements safely in a class room setting</text:p>
      <text:p text:style-name="P6"/>
      <text:p text:style-name="P11">The system uses micro controllers to communicate wirelessly with a data recorder. It use<text:span text:style-name="T4">s</text:span> common protocols such as inter <text:s/>integrated circuit (I2C), serial peripheral interface (SPI) , inter-IC sound (I2S) to control and record data with integrated circuits. All system are battery operated to electrically disconnect sensor <text:span text:style-name="T4">modules</text:span> from building ground. 3D printing is used to manufacture component housings. Open source software is used to develop micro controller instructions (<text:span text:style-name="T4">Arduino IDE [4] ) and display and record data (Python [5]). To develop custom electronic circuits we used Eagle CAD (Autidesk) which is available freely when designing two layer printed circuit boards. For mechanical design Solidworks (Dassault Systems) and OnShape (PTC Inc) was used. Solidworks is available through academic licensing and OnSahpe offer</text:span><text:span text:style-name="T5">s free education accounts.</text:span><text:span text:style-name="T4"> </text:span></text:p>
      <text:p text:style-name="P12"/>
      <text:p text:style-name="P12">Custom electronic boards were manufactured by PCBWay <text:span text:style-name="T12">(</text:span>PCB assembly service<text:span text:style-name="T12">)</text:span>.</text:p>
      <text:p text:style-name="P12"/>
      <text:p text:style-name="P14"><text:soft-page-break/>Most components were designed as part of a senior capstone project in the college of engineering at the University of Arizona.</text:p>
      <text:p text:style-name="P14"/>
      <text:p text:style-name="P16">For manufacturing, sold<text:span text:style-name="T12">e</text:span>ring equipment and a 3d-pinter is needed. Electronic wiring and component assembly requires soldering of through hole components. Programming requires a regular desktop or notebook computer.</text:p>
      <text:p text:style-name="P7"/>
      <text:p text:style-name="P5"><text:span text:style-name="T8">## </text:span>Results</text:p>
      <text:p text:style-name="P1"/>
      <text:p text:style-name="P6"><text:span text:style-name="T1">All design files and software for this project is available on Github [6].</text:span></text:p>
      <text:p text:style-name="P6"><text:span text:style-name="T1"/></text:p>
      <text:p text:style-name="P9">The system consists of several independent modules, a charging station and a base station. A module as well as the base station contain an ESP32 micro controller. The modules transmit data to the base station using the ESPNow protocol. All modules are battery operated using lithium ion battery. Common ESP32 platforms such as the Adafruit ESP32-S3 Feather or Sparkfun Thing Plus – ESP32-S3 are used to connect to custom expansionism boards. The expansion boards contain analog front ends and support electronics to interface with standard biomedical sensors. The components are mounted in a 3d-printed housing.</text:p>
      <text:p text:style-name="P9"/>
      <text:p text:style-name="P12">Analog front ends and analog measurement electronics were selected to record the following physiologic signals:</text:p>
      <text:p text:style-name="P12"/>
      <text:p text:style-name="P12">- Temperature</text:p>
      <text:p text:style-name="P12">- Electric Potential (e.g. electro cardiogram or electro myogram)</text:p>
      <text:p text:style-name="P12">- Electric Impedance</text:p>
      <text:p text:style-name="P12">- Optical transmission (e.g. plethysmogram or blood oxygenation)</text:p>
      <text:p text:style-name="P12">- Physical activity (e.g. inertial measurement)</text:p>
      <text:p text:style-name="P12">- Sound (<text:span text:style-name="T6">e.g. heart </text:span><text:span text:style-name="T12">or lung </text:span><text:span text:style-name="T6">sounds)</text:span></text:p>
      <text:p text:style-name="P12">- <text:span text:style-name="T6">Pressure</text:span></text:p>
      <text:p text:style-name="P10"/>
      <text:p text:style-name="P13">A module to measure air quality parameters was also developed. It records CO2 concentration, particulate matter density, environmental temperature and pressure as well as methane, volatile organic compounds. <text:span text:style-name="T8">Further modules are under development such as an air flow sensor module to measure lung functions.</text:span></text:p>
      <text:p text:style-name="P13">For temperature measurements a <text:span text:style-name="T7">medical grade temperature sensor ()</text:span><text:span text:style-name="T10">Ampheno, NTC Therrmistor)</text:span><text:span text:style-name="T7"> is connected to Wheats</text:span><text:span text:style-name="T10">t</text:span><text:span text:style-name="T7">one bridge measurement circuit. Two voltages are recorded using the micro contoller’s internal analog to digital converter. The </text:span><text:span text:style-name="T10">measured </text:span><text:span text:style-name="T7">differential is </text:span><text:span text:style-name="T10">converted to</text:span><text:span text:style-name="T7"> thermistor resistance. </text:span><text:span text:style-name="T10">T</text:span><text:span text:style-name="T7">he Seinhart-Hart equation </text:span><text:span text:style-name="T10">is used to convert the readings to temperature</text:span><text:span text:style-name="T7">. A</text:span><text:span text:style-name="T8">n error of less than 0.1C was achieved in the 0-50 centigrade range.</text:span></text:p>
      <text:p text:style-name="P15"><text:span text:style-name="T9">S</text:span>ounds are recorded with a modified stethoscope that is connected to a microphone. The frequency range and amplification of a<text:span text:style-name="T10">n </text:span>amplifier was adjusted to match the expected sound levels. <text:span text:style-name="T10">A</text:span>n audio codec (<text:span text:style-name="T7">E</text:span>S8366) <text:span text:style-name="T10">produced the digital readings</text:span><text:span text:style-name="T8">. Reducing the sampling rate and dynamic range allow</text:span><text:span text:style-name="T9">s </text:span><text:span text:style-name="T8">transmit</text:span><text:span text:style-name="T10">ting</text:span><text:span text:style-name="T8"> the data with the ESPNow protocol. Arudino-audio-driver and Arduinoaudio-tools [7] allowed for efficient programming.</text:span></text:p>
      <text:p text:style-name="P17">To incorporate the sound sensor into arm cuff blood pressure sensor, an air pressure sensor <text:span text:style-name="T11">(Honeywell, MPR Series)</text:span> was integrated into the sound m<text:span text:style-name="T11">odule.</text:span></text:p>
      <text:p text:style-name="P8"><text:soft-page-break/><text:span text:style-name="T9">For biopotential and and bio imp</text:span><text:span text:style-name="T10">ed</text:span><text:span text:style-name="T9">ance recordings a custom circuit for the MAX30001G </text:span><text:span text:style-name="T10">(Maxim Integrated) </text:span><text:span text:style-name="T9">was created. It allows </text:span><text:span text:style-name="T10">monitoring ECG and respiration but can measure impedance and electrical signals over a wide range.</text:span></text:p>
      <text:p text:style-name="P17">For pulse oximetery the AFE4490 (Texas Instruments) was used in a custom PCB allowing to connect reusable finger clip sensors that use a DB9 connector.</text:p>
      <text:p text:style-name="P17">For activity measurements <text:s/><text:span text:style-name="T11">the inertial measurement unit ICM20948 (TDK Invensense) and the barometric pressure sensor BMP581 (Bosch) are used.</text:span></text:p>
      <text:p text:style-name="P13"><text:span text:style-name="T12">The c</text:span>ost <text:span text:style-name="T12">for each module varies and depends on the quantity ordered through the assembly service. An estimated cost for the assembled PCBs, housing and auxiliary parts for </text:span><text:span text:style-name="T13">six different senor modules is in the range of $500-$1000.</text:span></text:p>
      <text:p text:style-name="P5">## Conclusion and Discussion</text:p>
      <text:p text:style-name="P6"/>
      <text:p text:style-name="P18">A cost-effective measuring platform was developed that uses medical grade sensor. The design was optimized to meet safety requirements and commonly available manufacturing capabilities. Open source or freely available software is needed to program the sensor modules and record the data. For assembly the user will need to place a PCB assembly service request to a manufacturer, 3d-print the housing and solder wires to connect the micro controller board and the sensor board. State of the art components and modules were selected for the design of the system.</text:p>
      <text:p text:style-name="P6"/>
      <text:p text:style-name="P5">## References</text:p>
      <text:p text:style-name="P6"/>
      <text:p text:style-name="P1">[<text:span text:style-name="T2">1</text:span>] ABET Accreditation Criteria, Program Criteria for Bioengineering and Biomedical and Similarly Named Engineering Programs, Citerion d, "Making measurements on and interpreting data from living systems", Biomedical Engineering Society.</text:p>
      <text:p text:style-name="P1">[<text:span text:style-name="T2">2</text:span>]: Bioradio, https://staging.glneurotech.com/product-category/bioradio-all</text:p>
      <text:p text:style-name="P1">[<text:span text:style-name="T2">3</text:span>]: Protocentral <text:a xlink:type="simple" xlink:href="https://protocentral.com/" text:style-name="Internet_20_link" text:visited-style-name="Visited_20_Internet_20_Link">https://protocentral.com</text:a></text:p>
      <text:p text:style-name="P2">[4]: <text:a xlink:type="simple" xlink:href="https://www.arduino.cc/en/software" text:style-name="Internet_20_link" text:visited-style-name="Visited_20_Internet_20_Link">https://www.arduino.cc/en/software</text:a></text:p>
      <text:p text:style-name="P2">[5] https://www.python.org/</text:p>
      <text:p text:style-name="P3">[6] <text:a xlink:type="simple" xlink:href="https://github.com/uutzinger/BioMedicalSensorBoard" text:style-name="Internet_20_link" text:visited-style-name="Visited_20_Internet_20_Link">https://github.com/uutzinger/BioMedicalSensorBoard</text:a></text:p>
      <text:p text:style-name="P4">[7] https://github.com/pschatzman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05:41:02.264468424</meta:creation-date>
    <dc:date>2024-05-15T07:57:45.145888577</dc:date>
    <meta:editing-duration>PT12M28S</meta:editing-duration>
    <meta:editing-cycles>2</meta:editing-cycles>
    <meta:generator>LibreOffice/7.3.7.2$Linux_X86_64 LibreOffice_project/30$Build-2</meta:generator>
    <meta:document-statistic meta:table-count="0" meta:image-count="0" meta:object-count="0" meta:page-count="3" meta:paragraph-count="53" meta:word-count="1021" meta:character-count="7073" meta:non-whitespace-character-count="6100"/>
  </office:meta>
</office:document-meta>
</file>